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officeooo:rsid="001012c4" officeooo:paragraph-rsid="001012c4"/>
    </style:style>
    <style:style style:name="P2" style:family="paragraph" style:parent-style-name="Text_20_body">
      <style:text-properties officeooo:paragraph-rsid="0011f50c"/>
    </style:style>
    <style:style style:name="T1" style:family="text">
      <style:text-properties fo:font-size="14pt" style:font-size-asian="14pt" style:font-size-complex="14pt"/>
    </style:style>
    <style:style style:name="T2" style:family="text">
      <style:text-properties officeooo:rsid="0011f50c"/>
    </style:style>
    <style:style style:name="T3" style:family="text">
      <style:text-properties style:font-name="Liberation Sans" fo:font-size="28pt" fo:font-weight="bold" officeooo:rsid="0011f50c" style:font-name-asian="Lucida Sans Unicode" style:font-size-asian="28pt" style:font-weight-asian="bold" style:font-name-complex="Tahoma" style:font-size-complex="28pt" style:font-weight-complex="bold"/>
    </style:style>
    <style:style style:name="T4" style:family="text">
      <style:text-properties fo:font-size="12pt" officeooo:rsid="0011f5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Evolution of </text:span>COPASI speed <text:span text:style-name="T3">in versions 4.16 to 4.30</text:span></text:p>
      <text:p text:style-name="Subtitle">December, 2020</text:p>
      <text:p text:style-name="P1"><text:span text:style-name="T1">Pedro Mendes</text:span><text:line-break/>Center for Cell Analysis and Modeling, University of Connecticut School of Medicine</text:p>
      <text:p text:style-name="Text_20_body"/>
      <text:p text:style-name="Heading_20_1">Abstract</text:p>
      <text:p text:style-name="P2"><text:span text:style-name="T2">Recent changes to the COPASI source code have brought in a general performance increase. The objective of this </text:span><text:span text:style-name="T4">work</text:span><text:span text:style-name="T2"> is to </text:span><text:span text:style-name="T4">quantify </text:span><text:span text:style-name="T2">the effective speed gains in different simulation and analysis tasks and </text:span><text:span text:style-name="T4">using </text:span><text:span text:style-name="T2">different models. The evolution between versions 4.16, released in August 2015, to version 4.30, released in January 2021. This set of models and tasks will be useful for future comparisons to </text:span><text:span text:style-name="T4">continue documenting </text:span><text:span text:style-name="T2">the evolution of the software.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6.2$Linux_X86_64 LibreOffice_project/40$Build-2</meta:generator>
    <meta:editing-cycles>3</meta:editing-cycles>
    <meta:creation-date>2008-08-22T11:41:04</meta:creation-date>
    <dc:date>2020-12-25T10:11:20.472736419</dc:date>
    <dc:creator>Pedro Mendes</dc:creator>
    <meta:editing-duration>PT11M28S</meta:editing-duration>
    <meta:document-statistic meta:table-count="0" meta:image-count="0" meta:object-count="0" meta:page-count="1" meta:paragraph-count="5" meta:word-count="98" meta:character-count="623" meta:non-whitespace-character-count="529"/>
  </office:meta>
</office:document-meta>
</file>